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_xref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: king: love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no: lead; forward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Man: man: lov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: cry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: rooster: bird: sun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: wa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bird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;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eye,see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all,whole: night,moon: land,ground,earth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Man: all: moon: land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hood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gathered(people),together(people): 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: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attendant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Man: sing,song,Psalm: mouth,said,speak,confession: dance: walk: happy,joy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disease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Man: tool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Man: repeat: thing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<text:s/>very: money,wealth,wealth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Man: leaf: <text:s/>tree,plant,wood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hood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hood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hood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hood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Hand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hood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reckon: very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hood: house: near my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Wo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no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30T19:53:03.820000000</dc:date>
    <meta:editing-duration>PT1M11S</meta:editing-duration>
    <meta:editing-cycles>1</meta:editing-cycles>
    <meta:generator>LibreOffice/6.3.4.2$Windows_X86_64 LibreOffice_project/60da17e045e08f1793c57c00ba83cdfce946d0aa</meta:generator>
    <meta:document-statistic meta:table-count="1" meta:cell-count="7931" meta:object-count="0"/>
  </office:meta>
</office:document-meta>
</file>